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2" table:number-rows-repeated="3">
          <table:table-cell/>
          <table:table-cell table:style-name="Default"/>
          <table:table-cell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68])" office:value-type="float" office:value="249">
            <text:p>249</text:p>
          </table:table-cell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/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0">
            <text:p>0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">
            <text:p>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71]" office:value-type="float" office:value="249">
            <text:p>249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0">
            <text:p>0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3">
            <text:p>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400">
            <text:p>4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16/04/2012</text:date>, <text:time>02:55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4-16T02:55:53</dc:date>
    <meta:editing-duration>PT01H05M28S</meta:editing-duration>
    <meta:editing-cycles>83</meta:editing-cycles>
    <meta:generator>OpenOffice.org/3.2$Unix OpenOffice.org_project/320m12$Build-9483</meta:generator>
    <dc:creator>david </dc:creator>
    <meta:document-statistic meta:table-count="5" meta:cell-count="238" meta:object-count="0"/>
  </office:meta>
</office:document-meta>
</file>